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96cm" fo:min-width="5.726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2cm" fo:min-width="5.85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55cm" fo:min-width="5.85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3cm" fo:min-width="3.31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loext:fill-use-slide-background="fals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loext:fill-use-slide-background="fals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loext:fill-use-slide-background="fals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loext:fill-use-slide-background="fals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loext:fill-use-slide-background="fals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loext:fill-use-slide-background="fals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loext:fill-use-slide-background="false" draw:textarea-vertical-align="middle"/>
    </style:style>
    <style:style style:name="gr12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9" draw:marker-end-width="0.3cm" draw:fill="none" loext:fill-use-slide-background="false" draw:textarea-vertical-align="middle"/>
    </style:style>
    <style:style style:name="gr14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7pt" style:font-size-asian="17pt" style:font-size-complex="17pt"/>
    </style:style>
    <style:style style:name="P4" style:family="paragraph">
      <loext:graphic-properties draw:fill="none" draw:fill-color="#ffffff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1.27cm" svg:x="7.35cm" svg:y="2.2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35cm" svg:height="1.27cm" svg:x="7.35cm" svg:y="4.81cm">
          <text:p text:style-name="P1">cur_node = root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35cm" svg:height="1.905cm" svg:x="7.35cm" svg:y="7.35cm">
          <text:p text:style-name="P1">data = cur_node.getData()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7.62cm" svg:height="1.905cm" svg:x="6.715cm" svg:y="10.525cm">
          <text:p text:style-name="P1">data==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" draw:id="id5" draw:layer="layout" svg:width="6.35cm" svg:height="1.27cm" svg:x="7.35cm" svg:y="13.7cm">
          <text:p text:style-name="P1">cur_bit = get_current_bit()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7.62cm" svg:height="1.905cm" svg:x="6.715cm" svg:y="16.24cm">
          <text:p text:style-name="P1">cur_bit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7" draw:id="id7" draw:layer="layout" svg:width="6.35cm" svg:height="1.27cm" svg:x="3.54cm" svg:y="20.05cm">
          <text:p text:style-name="P1"><text:span text:style-name="T1">cur_node=left_chi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35cm" svg:height="1.27cm" svg:x="11.16cm" svg:y="20.05cm">
          <text:p text:style-name="P1"><text:span text:style-name="T1">cur_node=right_chil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35cm" svg:height="1.27cm" svg:x="7.35cm" svg:y="22.59cm">
          <text:p text:style-name="P1">return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.35cm" svg:height="1.27cm" svg:x="7.35cm" svg:y="25.1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6" draw:text-style-name="P2" draw:layer="layout" draw:type="line" svg:x1="10.525cm" svg:y1="6.08cm" svg:x2="10.525cm" svg:y2="7.35cm" draw:start-shape="id2" draw:start-glue-point="2" draw:end-shape="id3" draw:end-glue-point="0" svg:d="M10525 6080v1270" svg:viewBox="0 0 1 1271">
          <text:p/>
        </draw:connector>
        <draw:connector draw:style-name="gr7" draw:text-style-name="P2" draw:layer="layout" draw:type="line" svg:x1="10.525cm" svg:y1="9.255cm" svg:x2="10.525cm" svg:y2="10.525cm" draw:start-shape="id3" draw:start-glue-point="2" draw:end-shape="id4" draw:end-glue-point="4" svg:d="M10525 9255v1270" svg:viewBox="0 0 1 1271">
          <text:p/>
        </draw:connector>
        <draw:connector draw:style-name="gr8" draw:text-style-name="P2" draw:layer="layout" draw:type="line" svg:x1="10.525cm" svg:y1="12.43cm" svg:x2="10.525cm" svg:y2="13.7cm" draw:start-shape="id4" draw:start-glue-point="6" draw:end-shape="id5" draw:end-glue-point="0" svg:d="M10525 12430v1270" svg:viewBox="0 0 1 1271">
          <text:p/>
        </draw:connector>
        <draw:connector draw:style-name="gr9" draw:text-style-name="P2" draw:layer="layout" draw:type="line" svg:x1="10.525cm" svg:y1="14.97cm" svg:x2="10.525cm" svg:y2="16.24cm" draw:start-shape="id5" draw:start-glue-point="2" draw:end-shape="id6" draw:end-glue-point="4" svg:d="M10525 14970v1270" svg:viewBox="0 0 1 1271">
          <text:p/>
        </draw:connector>
        <draw:connector draw:style-name="gr10" draw:text-style-name="P2" draw:layer="layout" draw:type="lines" draw:line-skew="0.501cm" svg:x1="6.715cm" svg:y1="17.193cm" svg:x2="6.715cm" svg:y2="20.05cm" draw:start-shape="id6" draw:start-glue-point="5" draw:end-shape="id7" draw:end-glue-point="0" svg:d="M6715 17193v2356 501" svg:viewBox="0 0 1 2858">
          <text:p/>
        </draw:connector>
        <draw:connector draw:style-name="gr11" draw:text-style-name="P2" draw:layer="layout" draw:type="lines" draw:line-skew="-0.502cm" svg:x1="14.335cm" svg:y1="17.193cm" svg:x2="14.335cm" svg:y2="20.05cm" draw:start-shape="id6" draw:start-glue-point="7" draw:end-shape="id8" draw:end-glue-point="0" svg:d="M14335 17193v2356 501" svg:viewBox="0 0 1 2858">
          <text:p/>
        </draw:connector>
        <draw:connector draw:style-name="gr12" draw:text-style-name="P2" draw:layer="layout" draw:type="lines" draw:line-skew="5.53cm 6.166cm" svg:x1="14.335cm" svg:y1="11.478cm" svg:x2="13.7cm" svg:y2="23.225cm" draw:start-shape="id4" draw:start-glue-point="7" draw:end-shape="id9" draw:end-glue-point="1" svg:d="M14335 11478h6032v11747h-6667" svg:viewBox="0 0 6668 11748">
          <text:p/>
        </draw:connector>
        <draw:connector draw:style-name="gr13" draw:text-style-name="P2" draw:layer="layout" draw:type="lines" draw:line-skew="-0.134cm -3.944cm" svg:x1="3.54cm" svg:y1="20.685cm" svg:x2="7.35cm" svg:y2="8.302cm" draw:start-shape="id7" draw:start-glue-point="3" draw:end-shape="id3" draw:end-glue-point="3" svg:d="M3540 20685h-635v-12383h4445" svg:viewBox="0 0 4446 12384">
          <text:p/>
        </draw:connector>
        <draw:connector draw:style-name="gr14" draw:text-style-name="P2" draw:layer="layout" draw:type="lines" draw:line-skew="0.769cm 4.579cm" svg:x1="17.51cm" svg:y1="20.685cm" svg:x2="13.7cm" svg:y2="8.302cm" draw:start-shape="id8" draw:start-glue-point="1" draw:end-shape="id3" draw:end-glue-point="1" svg:d="M17510 20685h1270v-12383h-5080" svg:viewBox="0 0 5081 12384">
          <text:p/>
        </draw:connector>
        <draw:frame draw:style-name="gr15" draw:text-style-name="P4" draw:layer="layout" svg:width="2.222cm" svg:height="0.962cm" svg:x="10.525cm" svg:y="12.43cm">
          <draw:text-box>
            <text:p>YES</text:p>
          </draw:text-box>
        </draw:frame>
        <draw:frame draw:style-name="gr16" draw:text-style-name="P4" draw:layer="layout" svg:width="2.54cm" svg:height="0.962cm" svg:x="14.017cm" svg:y="10.207cm">
          <draw:text-box>
            <text:p>NO</text:p>
          </draw:text-box>
        </draw:frame>
        <draw:frame draw:style-name="gr15" draw:text-style-name="P4" draw:layer="layout" svg:width="1.905cm" svg:height="0.962cm" svg:x="4.81cm" svg:y="18.145cm">
          <draw:text-box>
            <text:p>YES</text:p>
          </draw:text-box>
        </draw:frame>
        <draw:frame draw:style-name="gr17" draw:text-style-name="P4" draw:layer="layout" svg:width="2.223cm" svg:height="0.962cm" svg:x="14.652cm" svg:y="17.827cm">
          <draw:text-box>
            <text:p>NO</text:p>
          </draw:text-box>
        </draw:frame>
        <draw:connector draw:style-name="gr18" draw:text-style-name="P2" draw:layer="layout" draw:type="lines" svg:x1="10.525cm" svg:y1="23.86cm" svg:x2="10.525cm" svg:y2="25.13cm" draw:start-shape="id9" draw:start-glue-point="2" draw:end-shape="id10" draw:end-glue-point="0" svg:d="M10525 23860v501 268 501" svg:viewBox="0 0 1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9:58:30.567922784</meta:creation-date>
    <dc:date>2023-06-05T20:12:59.188232350</dc:date>
    <meta:editing-duration>PT14M29S</meta:editing-duration>
    <meta:editing-cycles>1</meta:editing-cycles>
    <meta:generator>LibreOffice/7.5.2.2$Linux_X86_64 LibreOffice_project/50$Build-2</meta:generator>
    <meta:document-statistic meta:object-count="25"/>
  </office:meta>
</office:document-meta>
</file>